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officeooo:rsid="000b1764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M - Associations 1:1 e 1:N<text:tab/><text:tab/><text:tab/><text:tab/><text:tab/><text:tab/><text:tab/><text:span text:style-name="T1">23/01/2023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42:39.924420609</meta:creation-date>
    <dc:date>2023-01-23T16:43:15.252272517</dc:date>
    <meta:editing-duration>PT36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1" meta:word-count="7" meta:character-count="45" meta:non-whitespace-character-count="33"/>
  </office:meta>
</office:document-meta>
</file>